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8b6914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11.5cm" svg:y="1cm">
          <text:p text:style-name="P1"><text:span text:style-name="T1">Root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4cm" svg:y="17.5cm">
          <text:p text:style-name="P1"><text:span text:style-name="T1">Child fram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18cm" svg:y="11.5cm">
          <text:p text:style-name="P1"><text:span text:style-name="T1">Parent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2.5cm" svg:y="3.5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4cm" svg:height="2cm" svg:x="14.5cm" svg:y="6.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2cm" svg:x="8cm" svg:y="6.5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cm" svg:height="3cm" svg:x="19cm" svg:y="1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4cm" svg:height="2cm" svg:x="10.1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draw:transform="rotate (0.5235987755982) translate (17.534cm 9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4cm" svg:height="2cm" svg:x="3.6cm" svg:y="12cm">
          <text:p text:style-name="P1"><text:span text:style-name="T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8.1cm" svg:y="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" draw:text-style-name="P2" draw:layer="layout" svg:width="5cm" svg:height="2cm" svg:x="22cm" svg:y="17.5cm">
          <text:p text:style-name="P1"><text:span text:style-name="T1">Child fram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date>2008-09-04T14:40:22</dc:date>
    <meta:editing-cycles>7</meta:editing-cycles>
    <meta:editing-duration>PT23M5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